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4"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6" style:family="paragraph" style:parent-style-name="Table_20_Contents">
      <style:text-properties fo:language="en" fo:country="AU"/>
    </style:style>
    <style:style style:name="P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8" style:family="paragraph" style:parent-style-name="Table_20_Contents">
      <style:text-properties fo:language="en" fo:country="AU" officeooo:rsid="00032bce" officeooo:paragraph-rsid="00032bce"/>
    </style:style>
    <style:style style:name="P9" style:family="paragraph" style:parent-style-name="Table_20_Contents">
      <style:text-properties fo:language="en" fo:country="AU" officeooo:rsid="0013c620" officeooo:paragraph-rsid="0013c620"/>
    </style:style>
    <style:style style:name="P10" style:family="paragraph" style:parent-style-name="Table_20_Contents">
      <style:text-properties fo:language="en" fo:country="AU" officeooo:paragraph-rsid="0013c620"/>
    </style:style>
    <style:style style:name="P11" style:family="paragraph" style:parent-style-name="Table_20_Contents">
      <style:text-properties officeooo:rsid="002fa348" officeooo:paragraph-rsid="002fa348"/>
    </style:style>
    <style:style style:name="P12" style:family="paragraph" style:parent-style-name="Table_20_Contents">
      <style:text-properties officeooo:paragraph-rsid="002fa348"/>
    </style:style>
    <style:style style:name="P13" style:family="paragraph" style:parent-style-name="Heading_20_3">
      <style:text-properties fo:language="en" fo:country="AU"/>
    </style:style>
    <style:style style:name="P14" style:family="paragraph" style:parent-style-name="Heading_20_3">
      <style:text-properties fo:language="en" fo:country="AU" officeooo:paragraph-rsid="00083d4e"/>
    </style:style>
    <style:style style:name="P15" style:family="paragraph" style:parent-style-name="Heading_20_2">
      <style:text-properties fo:language="en" fo:country="AU"/>
    </style:style>
    <style:style style:name="P16" style:family="paragraph" style:parent-style-name="Heading_20_2">
      <style:text-properties fo:language="en" fo:country="AU" officeooo:rsid="0013c620" officeooo:paragraph-rsid="0013c620"/>
    </style:style>
    <style:style style:name="P17" style:family="paragraph" style:parent-style-name="Heading_20_2">
      <style:text-properties fo:language="en" fo:country="AU" officeooo:paragraph-rsid="0013c620"/>
    </style:style>
    <style:style style:name="P18" style:family="paragraph" style:parent-style-name="Heading_20_2">
      <style:text-properties officeooo:rsid="002f39f1" officeooo:paragraph-rsid="002f39f1"/>
    </style:style>
    <style:style style:name="P19" style:family="paragraph" style:parent-style-name="Heading_20_2">
      <style:paragraph-properties fo:break-before="page"/>
      <style:text-properties fo:language="en" fo:country="AU"/>
    </style:style>
    <style:style style:name="P20" style:family="paragraph" style:parent-style-name="Heading_20_2">
      <style:paragraph-properties fo:break-before="page"/>
      <style:text-properties officeooo:rsid="00278418" officeooo:paragraph-rsid="00278418"/>
    </style:style>
    <style:style style:name="P21" style:family="paragraph" style:parent-style-name="Text_20_body">
      <style:paragraph-properties fo:break-before="page"/>
      <style:text-properties fo:language="en" fo:country="AU" officeooo:rsid="000b1c2b" officeooo:paragraph-rsid="000b1c2b"/>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language="en" fo:country="AU" officeooo:rsid="00032bce" officeooo:paragraph-rsid="00032bce"/>
    </style:style>
    <style:style style:name="P24" style:family="paragraph" style:parent-style-name="Standard">
      <style:paragraph-properties fo:margin-top="0.635cm" fo:margin-bottom="0.141cm" loext:contextual-spacing="false"/>
      <style:text-properties fo:language="en" fo:country="AU"/>
    </style:style>
    <style:style style:name="P25" style:family="paragraph" style:parent-style-name="Standard">
      <style:paragraph-properties fo:margin-top="0.635cm" fo:margin-bottom="0.141cm" loext:contextual-spacing="false"/>
      <style:text-properties fo:language="en" fo:country="AU" officeooo:rsid="00174e3c" officeooo:paragraph-rsid="00174e3c"/>
    </style:style>
    <style:style style:name="P26" style:family="paragraph" style:parent-style-name="Heading_20_2">
      <style:paragraph-properties fo:margin-top="0.635cm" fo:margin-bottom="0.141cm" loext:contextual-spacing="false"/>
      <style:text-properties fo:language="en" fo:country="AU"/>
    </style:style>
    <style:style style:name="P27" style:family="paragraph" style:parent-style-name="Heading_20_2">
      <style:paragraph-properties fo:margin-top="0.635cm" fo:margin-bottom="0.141cm" loext:contextual-spacing="false" fo:break-before="page"/>
      <style:text-properties fo:language="en" fo:country="AU"/>
    </style:style>
    <style:style style:name="P28" style:family="paragraph" style:parent-style-name="Heading_20_1">
      <style:text-properties fo:language="en" fo:country="AU"/>
    </style:style>
    <style:style style:name="P29" style:family="paragraph" style:parent-style-name="Heading_20_1">
      <style:text-properties fo:language="en" fo:country="AU" officeooo:rsid="00032bce" officeooo:paragraph-rsid="00032bce"/>
    </style:style>
    <style:style style:name="P30" style:family="paragraph" style:parent-style-name="Heading_20_1">
      <style:paragraph-properties fo:margin-top="0.423cm" fo:margin-bottom="0cm" loext:contextual-spacing="false"/>
      <style:text-properties fo:language="en" fo:country="AU"/>
    </style:style>
    <style:style style:name="P31" style:family="paragraph" style:parent-style-name="Standard">
      <style:paragraph-properties fo:margin-top="0.423cm" fo:margin-bottom="0cm" loext:contextual-spacing="false"/>
      <style:text-properties fo:language="en" fo:country="AU"/>
    </style:style>
    <style:style style:name="P32" style:family="paragraph" style:parent-style-name="Standard">
      <style:text-properties fo:language="en" fo:country="AU"/>
    </style:style>
    <style:style style:name="P33" style:family="paragraph" style:parent-style-name="Standard">
      <style:text-properties fo:language="en" fo:country="AU" officeooo:rsid="00032bce"/>
    </style:style>
    <style:style style:name="P34" style:family="paragraph" style:parent-style-name="Standard">
      <style:text-properties fo:language="en" fo:country="AU" officeooo:rsid="00032bce" officeooo:paragraph-rsid="00032bce"/>
    </style:style>
    <style:style style:name="P35" style:family="paragraph" style:parent-style-name="Standard">
      <style:text-properties fo:language="en" fo:country="AU" officeooo:rsid="00056bd1" officeooo:paragraph-rsid="00056bd1"/>
    </style:style>
    <style:style style:name="P36" style:family="paragraph" style:parent-style-name="Standard">
      <style:text-properties fo:language="en" fo:country="AU" officeooo:rsid="000649c8" officeooo:paragraph-rsid="000649c8"/>
    </style:style>
    <style:style style:name="P37" style:family="paragraph" style:parent-style-name="Standard">
      <style:text-properties fo:language="en" fo:country="AU" officeooo:rsid="0013c620" officeooo:paragraph-rsid="0013c620"/>
    </style:style>
    <style:style style:name="P38" style:family="paragraph" style:parent-style-name="Standard">
      <style:text-properties fo:language="en" fo:country="AU" officeooo:paragraph-rsid="0013c620"/>
    </style:style>
    <style:style style:name="P39" style:family="paragraph" style:parent-style-name="Standard">
      <style:text-properties fo:language="en" fo:country="AU" officeooo:rsid="001414b3" officeooo:paragraph-rsid="001414b3"/>
    </style:style>
    <style:style style:name="P40" style:family="paragraph" style:parent-style-name="Standard">
      <style:text-properties fo:language="en" fo:country="AU" officeooo:rsid="00149880" officeooo:paragraph-rsid="00149880"/>
    </style:style>
    <style:style style:name="P41" style:family="paragraph" style:parent-style-name="Standard">
      <style:text-properties style:font-name="Courier New1" fo:font-size="8pt" fo:language="en" fo:country="AU" officeooo:rsid="00032bce" officeooo:paragraph-rsid="00032bce" style:font-size-asian="8pt" style:font-size-complex="8pt"/>
    </style:style>
    <style:style style:name="P42" style:family="paragraph" style:parent-style-name="Standard">
      <style:text-properties style:font-name="Courier New1" fo:font-size="8pt" fo:language="en" fo:country="AU" officeooo:rsid="00056bd1" officeooo:paragraph-rsid="00056bd1" style:font-size-asian="8pt" style:font-size-complex="8pt"/>
    </style:style>
    <style:style style:name="P43" style:family="paragraph" style:parent-style-name="Standard">
      <style:text-properties style:font-name="Courier New1" fo:font-size="10pt" officeooo:rsid="00302191" officeooo:paragraph-rsid="00302191" style:font-size-asian="10pt" style:font-size-complex="10pt"/>
    </style:style>
    <style:style style:name="P44"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45"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46"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47" style:family="paragraph" style:parent-style-name="Standard">
      <style:text-properties officeooo:rsid="0014bc8a" officeooo:paragraph-rsid="0014bc8a"/>
    </style:style>
    <style:style style:name="P48" style:family="paragraph" style:parent-style-name="Standard">
      <style:text-properties officeooo:rsid="00278418" officeooo:paragraph-rsid="00278418"/>
    </style:style>
    <style:style style:name="P49" style:family="paragraph" style:parent-style-name="Standard">
      <style:text-properties officeooo:rsid="002bc187" officeooo:paragraph-rsid="002bc187"/>
    </style:style>
    <style:style style:name="P50" style:family="paragraph" style:parent-style-name="Standard">
      <style:text-properties officeooo:rsid="002d0e07" officeooo:paragraph-rsid="002d0e07"/>
    </style:style>
    <style:style style:name="P51" style:family="paragraph" style:parent-style-name="Standard">
      <style:text-properties officeooo:rsid="002dc8cb" officeooo:paragraph-rsid="002dc8cb"/>
    </style:style>
    <style:style style:name="P52" style:family="paragraph" style:parent-style-name="Standard">
      <style:text-properties officeooo:rsid="002f39f1" officeooo:paragraph-rsid="002f39f1"/>
    </style:style>
    <style:style style:name="P53" style:family="paragraph" style:parent-style-name="Standard">
      <style:text-properties officeooo:rsid="002f39f1" officeooo:paragraph-rsid="002fa348"/>
    </style:style>
    <style:style style:name="P54" style:family="paragraph" style:parent-style-name="Standard">
      <style:text-properties officeooo:rsid="002f39f1" officeooo:paragraph-rsid="00302191"/>
    </style:style>
    <style:style style:name="P55" style:family="paragraph" style:parent-style-name="Standard">
      <style:text-properties officeooo:rsid="002fa348" officeooo:paragraph-rsid="002fa348"/>
    </style:style>
    <style:style style:name="P56" style:family="paragraph" style:parent-style-name="Standard">
      <style:text-properties officeooo:rsid="00302191" officeooo:paragraph-rsid="00302191"/>
    </style:style>
    <style:style style:name="P57" style:family="paragraph" style:parent-style-name="Text_20_body">
      <style:text-properties fo:language="en" fo:country="AU" officeooo:rsid="000a27d1" officeooo:paragraph-rsid="000a27d1"/>
    </style:style>
    <style:style style:name="P58" style:family="paragraph" style:parent-style-name="Text_20_body">
      <style:text-properties fo:language="en" fo:country="AU" officeooo:rsid="000ae30a" officeooo:paragraph-rsid="000ae30a"/>
    </style:style>
    <style:style style:name="P59" style:family="paragraph" style:parent-style-name="Text_20_body">
      <style:text-properties fo:language="en" fo:country="AU" officeooo:rsid="000b1c2b" officeooo:paragraph-rsid="000b1c2b"/>
    </style:style>
    <style:style style:name="P60" style:family="paragraph" style:parent-style-name="Text_20_body">
      <style:text-properties fo:language="en" fo:country="AU" officeooo:rsid="00166c63" officeooo:paragraph-rsid="00166c63"/>
    </style:style>
    <style:style style:name="P61" style:family="paragraph" style:parent-style-name="Text_20_body">
      <style:text-properties fo:language="en" fo:country="AU" officeooo:rsid="00174e3c"/>
    </style:style>
    <style:style style:name="P62" style:family="paragraph" style:parent-style-name="Text_20_body">
      <style:text-properties fo:language="en" fo:country="AU" officeooo:rsid="001b2097" officeooo:paragraph-rsid="001b2097"/>
    </style:style>
    <style:style style:name="P63" style:family="paragraph" style:parent-style-name="Text_20_body">
      <style:text-properties fo:language="en" fo:country="AU" officeooo:rsid="001f5b0f" officeooo:paragraph-rsid="001f5b0f"/>
    </style:style>
    <style:style style:name="P64" style:family="paragraph" style:parent-style-name="Text_20_body">
      <style:text-properties officeooo:rsid="00174e3c" officeooo:paragraph-rsid="00174e3c"/>
    </style:style>
    <style:style style:name="P65" style:family="paragraph" style:parent-style-name="Text_20_body">
      <style:text-properties officeooo:rsid="001921ee" officeooo:paragraph-rsid="001921ee"/>
    </style:style>
    <style:style style:name="P66"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67"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68" style:family="paragraph" style:parent-style-name="Contents_20_1">
      <style:paragraph-properties>
        <style:tab-stops>
          <style:tab-stop style:position="15.921cm" style:type="right" style:leader-style="dotted" style:leader-text="."/>
        </style:tab-stops>
      </style:paragraph-properties>
    </style:style>
    <style:style style:name="P69" style:family="paragraph" style:parent-style-name="Contents_20_2">
      <style:paragraph-properties>
        <style:tab-stops>
          <style:tab-stop style:position="15.921cm" style:type="right" style:leader-style="dotted" style:leader-text="."/>
        </style:tab-stops>
      </style:paragraph-properties>
    </style:style>
    <style:style style:name="P70" style:family="paragraph" style:parent-style-name="Title" style:master-page-name="Standard">
      <style:paragraph-properties style:page-number="1"/>
      <style:text-properties fo:language="en" fo:country="AU"/>
    </style:style>
    <style:style style:name="P71"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72"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73"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74"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75" style:family="paragraph">
      <loext:graphic-properties draw:fill="solid" draw:fill-color="#cccccc"/>
      <style:text-properties style:font-name="Courier New1" fo:font-size="9.5pt" style:font-size-asian="9.5pt" style:font-size-complex="9.5pt"/>
    </style:style>
    <style:style style:name="P76" style:family="paragraph">
      <loext:graphic-properties draw:fill="solid" draw:fill-color="#dddddd"/>
      <style:text-properties style:font-name="Courier New1" fo:font-size="9pt" style:font-size-asian="9pt" style:font-size-complex="9pt"/>
    </style:style>
    <style:style style:name="P77" style:family="paragraph">
      <loext:graphic-properties draw:fill="solid" draw:fill-color="#dddddd"/>
      <style:text-properties style:font-name="Courier New1" fo:font-size="10pt" style:font-size-asian="10pt" style:font-size-complex="10pt"/>
    </style:style>
    <style:style style:name="P78" style:family="paragraph">
      <loext:graphic-properties draw:fill="solid" draw:fill-color="#dddddd"/>
      <style:text-properties style:font-name="Courier New1" fo:font-size="8pt" style:font-size-asian="8pt" style:font-size-complex="8pt"/>
    </style:style>
    <style:style style:name="P79" style:family="paragraph">
      <loext:graphic-properties draw:fill="solid" draw:fill-color="#dddddd"/>
      <style:text-properties fo:font-size="12pt"/>
    </style:style>
    <style:style style:name="P80" style:family="paragraph">
      <loext:graphic-properties draw:fill="solid" draw:fill-color="#dddddd"/>
    </style:style>
    <style:style style:name="P81" style:family="paragraph">
      <loext:graphic-properties draw:fill="solid" draw:fill-color="#dddddd"/>
      <style:text-properties style:font-name="Courier New1" fo:font-size="9pt" style:font-size-asian="9pt" style:font-name-complex="Courier New1" style:font-size-complex="9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style:font-name="Courier New1" fo:font-size="9.5pt" style:font-size-asian="9.5pt" style:font-size-complex="9.5pt"/>
    </style:style>
    <style:style style:name="T21" style:family="text">
      <style:text-properties style:font-name="Courier New1" fo:font-size="9pt" style:font-size-asian="9pt" style:font-size-complex="9pt"/>
    </style:style>
    <style:style style:name="T22" style:family="text">
      <style:text-properties style:font-name="Courier New1" fo:font-size="8pt" style:font-size-asian="8pt" style:font-size-complex="8pt"/>
    </style:style>
    <style:style style:name="T23"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24" style:family="text">
      <style:text-properties fo:font-size="12pt"/>
    </style:style>
    <style:style style:name="T25" style:family="text">
      <style:text-properties fo:font-weight="bold" style:font-weight-asian="bold" style:font-weight-complex="bold"/>
    </style:style>
    <style:style style:name="T26" style:family="text">
      <style:text-properties fo:font-size="10pt" style:font-size-asian="10pt" style:font-size-complex="10pt"/>
    </style:style>
    <style:style style:name="T27" style:family="text">
      <style:text-properties style:font-name="Courier New1" fo:font-size="9pt" style:font-size-asian="9pt" style:font-name-complex="Courier New1" style:font-size-complex="9pt"/>
    </style:style>
    <style:style style:name="T28" style:family="text">
      <style:text-properties style:font-name="Courier New1" fo:font-size="9pt" style:font-name-complex="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1518_4284848634" text:style-name="Internet_20_link" text:visited-style-name="Visited_20_Internet_20_Link">High Level Overview<text:tab/>1</text:a></text:p>
          <text:p text:style-name="P69"><text:a xlink:type="simple" xlink:href="#__RefHeading___Toc1522_4284848634" text:style-name="Internet_20_link" text:visited-style-name="Visited_20_Internet_20_Link">Definitions<text:tab/>2</text:a></text:p>
          <text:p text:style-name="P69"><text:a xlink:type="simple" xlink:href="#__RefHeading___Toc1524_4284848634" text:style-name="Internet_20_link" text:visited-style-name="Visited_20_Internet_20_Link">Principles<text:tab/>2</text:a></text:p>
          <text:p text:style-name="P68"><text:a xlink:type="simple" xlink:href="#__RefHeading___Toc1520_4284848634" text:style-name="Internet_20_link" text:visited-style-name="Visited_20_Internet_20_Link">Choice of platform for the hardware interface.<text:tab/>3</text:a></text:p>
          <text:p text:style-name="P68"><text:a xlink:type="simple" xlink:href="#__RefHeading___Toc1642_4284848634" text:style-name="Internet_20_link" text:visited-style-name="Visited_20_Internet_20_Link">Program tasks<text:tab/>3</text:a></text:p>
          <text:p text:style-name="P68"><text:a xlink:type="simple" xlink:href="#__RefHeading___Toc1644_4284848634" text:style-name="Internet_20_link" text:visited-style-name="Visited_20_Internet_20_Link">Protocols<text:tab/>4</text:a></text:p>
          <text:p text:style-name="P68"><text:a xlink:type="simple" xlink:href="#__RefHeading___Toc1646_4284848634" text:style-name="Internet_20_link" text:visited-style-name="Visited_20_Internet_20_Link">Learning's from Different Modules<text:tab/>4</text:a></text:p>
          <text:p text:style-name="P68"><text:a xlink:type="simple" xlink:href="#__RefHeading___Toc1650_4284848634" text:style-name="Internet_20_link" text:visited-style-name="Visited_20_Internet_20_Link">Initiating Scripts on Pi Nodes<text:tab/>5</text:a></text:p>
          <text:p text:style-name="P68"><text:a xlink:type="simple" xlink:href="#__RefHeading___Toc1652_4284848634" text:style-name="Internet_20_link" text:visited-style-name="Visited_20_Internet_20_Link">Receive UDP Port utilisation<text:tab/>6</text:a></text:p>
          <text:p text:style-name="P68"><text:a xlink:type="simple" xlink:href="#__RefHeading___Toc1766_4284848634" text:style-name="Internet_20_link" text:visited-style-name="Visited_20_Internet_20_Link">System Flows<text:tab/>8</text:a></text:p>
          <text:p text:style-name="P68"><text:a xlink:type="simple" xlink:href="#__RefHeading___Toc1654_4284848634" text:style-name="Internet_20_link" text:visited-style-name="Visited_20_Internet_20_Link">Code Modules<text:tab/>10</text:a></text:p>
          <text:p text:style-name="P69"><text:a xlink:type="simple" xlink:href="#__RefHeading___Toc1275_2271273762" text:style-name="Internet_20_link" text:visited-style-name="Visited_20_Internet_20_Link">PhyHWLink_Pri_Node_Input<text:tab/>10</text:a></text:p>
          <text:p text:style-name="P69"><text:a xlink:type="simple" xlink:href="#__RefHeading___Toc1768_4284848634" text:style-name="Internet_20_link" text:visited-style-name="Visited_20_Internet_20_Link">pyHWLink_USB_Reader<text:tab/>10</text:a></text:p>
          <text:p text:style-name="P69"><text:a xlink:type="simple" xlink:href="#__RefHeading___Toc1770_4284848634" text:style-name="Internet_20_link" text:visited-style-name="Visited_20_Internet_20_Link">USB Interfaces<text:tab/>11</text:a></text:p>
          <text:p text:style-name="P69"><text:a xlink:type="simple" xlink:href="#__RefHeading___Toc1656_4284848634" text:style-name="Internet_20_link" text:visited-style-name="Visited_20_Internet_20_Link">UDP_Reflector<text:tab/>11</text:a></text:p>
          <text:p text:style-name="P68"><text:a xlink:type="simple" xlink:href="#__RefHeading___Toc1660_4284848634" text:style-name="Internet_20_link" text:visited-style-name="Visited_20_Internet_20_Link">Code Status<text:tab/>12</text:a></text:p>
          <text:p text:style-name="P68"><text:a xlink:type="simple" xlink:href="#__RefHeading___Toc1526_4284848634" text:style-name="Internet_20_link" text:visited-style-name="Visited_20_Internet_20_Link">Coding Learnings<text:tab/>12</text:a></text:p>
          <text:p text:style-name="P69"><text:a xlink:type="simple" xlink:href="#__RefHeading___Toc1528_4284848634" text:style-name="Internet_20_link" text:visited-style-name="Visited_20_Internet_20_Link">Logging<text:tab/>12</text:a></text:p>
          <text:p text:style-name="P69"><text:a xlink:type="simple" xlink:href="#__RefHeading___Toc1530_4284848634" text:style-name="Internet_20_link" text:visited-style-name="Visited_20_Internet_20_Link">Command Line Parameters<text:tab/>13</text:a></text:p>
          <text:p text:style-name="P69"><text:a xlink:type="simple" xlink:href="#__RefHeading___Toc1532_4284848634" text:style-name="Internet_20_link" text:visited-style-name="Visited_20_Internet_20_Link">Configuration Files<text:tab/>14</text:a></text:p>
          <text:p text:style-name="P69"><text:a xlink:type="simple" xlink:href="#__RefHeading___Toc1534_4284848634" text:style-name="Internet_20_link" text:visited-style-name="Visited_20_Internet_20_Link">Error Handling In Python<text:tab/>15</text:a></text:p>
          <text:p text:style-name="P69"><text:a xlink:type="simple" xlink:href="#__RefHeading___Toc1277_2271273762" text:style-name="Internet_20_link" text:visited-style-name="Visited_20_Internet_20_Link">Persisting Information<text:tab/>16</text:a></text:p>
          <text:p text:style-name="P69"><text:a xlink:type="simple" xlink:href="#__RefHeading___Toc1279_2271273762" text:style-name="Internet_20_link" text:visited-style-name="Visited_20_Internet_20_Link">Networking in Python<text:tab/>17</text:a></text:p>
          <text:p text:style-name="P69"><text:a xlink:type="simple" xlink:href="#__RefHeading___Toc1426_2109721845" text:style-name="Internet_20_link" text:visited-style-name="Visited_20_Internet_20_Link">Pick a Python Version<text:tab/>19</text:a></text:p>
          <text:p text:style-name="P69"><text:a xlink:type="simple" xlink:href="#__RefHeading___Toc1428_2109721845" text:style-name="Internet_20_link" text:visited-style-name="Visited_20_Internet_20_Link">Processing Data<text:tab/>20</text:a></text:p>
          <text:p text:style-name="P69"><text:a xlink:type="simple" xlink:href="#__RefHeading___Toc1536_4284848634" text:style-name="Internet_20_link" text:visited-style-name="Visited_20_Internet_20_Link">PI Addressing<text:tab/>23</text:a></text:p>
          <text:p text:style-name="P68"><text:a xlink:type="simple" xlink:href="#__RefHeading___Toc1772_4284848634" text:style-name="Internet_20_link" text:visited-style-name="Visited_20_Internet_20_Link">Code To Dos<text:tab/>23</text:a></text:p>
          <text:p text:style-name="P69"><text:soft-page-break/><text:a xlink:type="simple" xlink:href="#__RefHeading___Toc1774_4284848634" text:style-name="Internet_20_link" text:visited-style-name="Visited_20_Internet_20_Link">pyHWLink_USB_Reader<text:tab/>23</text:a></text:p>
        </text:index-body>
      </text:table-of-content>
      <text:p text:style-name="P2"/>
      <text:h text:style-name="P15"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15" text:outline-level="2"><text:bookmark-start text:name="__RefHeading___Toc1524_4284848634"/>Principles<text:bookmark-end text:name="__RefHeading___Toc1524_4284848634"/></text:h>
      <text:p text:style-name="P32"/>
      <text:list xml:id="list1699586701" text:style-name="L1">
        <text:list-item>
          <text:p text:style-name="P71">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71">Accept inputs from push, toggle, rotary, and rotary encoders.</text:p>
        </text:list-item>
        <text:list-item>
          <text:p text:style-name="P71">Outputs – analog and digital, text. <text:s/>All outputs are normalised before being send to output card/block. <text:s/>Should consider the format used by DCS-BIOS</text:p>
        </text:list-item>
        <text:list-item>
          <text:p text:style-name="P71">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71">A shallow native shim is used to link the simulator to this hardware modules. <text:s/>As an example, LUA is used with DCS, for P3D Sim Connect used.</text:p>
        </text:list-item>
        <text:list-item>
          <text:p text:style-name="P71">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71">Indicator test, a single command will be supported to light all indicators, and perhaps cycle gauges.</text:p>
        </text:list-item>
        <text:list-item>
          <text:p text:style-name="P71">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71">Will initially develop using DCS, and the variable names currently used by the A10</text:p>
        </text:list-item>
        <text:list-item>
          <text:p text:style-name="P71">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71">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71">Each distributed node will have a Unique identifier, which largely is used to uniquely <text:soft-page-break/>identify different input modules.</text:p>
        </text:list-item>
        <text:list-item>
          <text:p text:style-name="P71">Each distributed node will maintain a state machine for its interfaces, sending only deltas to the Primary Node</text:p>
        </text:list-item>
        <text:list-item>
          <text:p text:style-name="P71">Distributed nodes receiving non-string values receive data as A=V:A1=V1:A2=V2</text:p>
        </text:list-item>
        <text:list-item>
          <text:p text:style-name="P71">Packets from input nodes will have the format of DX:A=V:A1=V1, where X is the input node number. <text:s/>The Node number is only indicated in the front of the packet, not at the individual AV pair.</text:p>
        </text:list-item>
        <text:list-item>
          <text:p text:style-name="P71">If an AV pair is not known it will be silently discarded unless the Primary node is in learning mode – where it will ask the operator what task should be assigned to the unknown AV pair.</text:p>
        </text:list-item>
        <text:list-item>
          <text:p text:style-name="P71">Learning Mode is determined by an argument on the command line ‘learning’ or in the </text:p>
        </text:list-item>
        <text:list-item>
          <text:p text:style-name="P71">Debug Mode is determined by an argument on the command line ‘debug’</text:p>
        </text:list-item>
      </text:list>
      <text:p text:style-name="P2"/>
      <text:h text:style-name="P30"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30"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text:soft-page-break/>determined, but JSON is mostly likely. The configuration files include:</text:p>
      <text:list xml:id="list1280767295" text:style-name="WWNum2">
        <text:list-item>
          <text:p text:style-name="P74">IP Address code listens on (optional - if not explicitly configured 127.0.0.1)</text:p>
        </text:list-item>
        <text:list-item>
          <text:p text:style-name="P74">Port Code listens on (optional – if not explicitly configured 7784 for input module and 7785 for output module. <text:s/>(still considering whether to leave export.lua sending direct to existing Arduino units)</text:p>
        </text:list-item>
        <text:list-item>
          <text:p text:style-name="P74">Mapping of input to aircraft commands and aircraft outputs to physical displays/gauges.</text:p>
        </text:list-item>
      </text:list>
      <text:p text:style-name="P2"/>
      <text:h text:style-name="P30"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3"># If Sending Commands to DCS with Ikarus installed</text:p>
      <text:p text:style-name="P3"># The values to be sent can be found</text:p>
      <text:p text:style-name="P3"># C:\Program Files\Eagle Dynamics\DCS World\Mods\aircraft\Uh-1H\Input\UH-1H\joystick</text:p>
      <text:p text:style-name="P3"># Structure is</text:p>
      <text:p text:style-name="P3"># C - Command</text:p>
      <text:p text:style-name="P3"># 15 - Cockpit Device Id</text:p>
      <text:p text:style-name="P3"># 3003 - Unknown but seen in multiple places</text:p>
      <text:p text:style-name="P3"># Switch Position</text:p>
      <text:p text:style-name="P3"># Send to Port UDP_PORT = 26027</text:p>
      <text:p text:style-name="P3"># MESSAGE = "C15,3003,-1" - Turns Test Switch on - All warning lights</text:p>
      <text:p text:style-name="P3"># MESSAGE = "C15,3003,0" - Turns Test Switch to centre</text:p>
      <text:p text:style-name="P3"># MESSAGE = "C15,3003,1" - Turns Test Switch to Reset - clears caution on front panel</text:p>
      <text:p text:style-name="P3"># Bright/Dim 15,3004</text:p>
      <text:h text:style-name="P30" text:outline-level="1"/>
      <text:h text:style-name="P30" text:outline-level="1"><text:bookmark-start text:name="__RefHeading___Toc1646_4284848634"/><text:span text:style-name="T9">Learning's</text:span> from Different Modules<text:bookmark-end text:name="__RefHeading___Toc1646_4284848634"/></text:h>
      <text:h text:style-name="P15" text:outline-level="2"/>
      <text:p text:style-name="P32"/>
      <text:p text:style-name="P32"/>
      <text:p text:style-name="P13"><text:soft-page-break/>Raspberry Pi</text:p>
      <text:p text:style-name="P31">The USB.Core library provides a low level interface for the <text:span text:style-name="T8">Raspberry</text:span> Pi. <text:s/>It is able to scan the USB bus and report back what is attached.</text:p>
      <text:p text:style-name="P31">The code scans the USB bus looking for a specific device, and then detaches the device from the Kernel driver. <text:s/>Once this is completes it then runs a set configuration, and then asks for a data block from the target device on a frequent interval.</text:p>
      <text:p text:style-name="P31">A quick check is made to see if the value returned is different from the last interval, if it is then the list holding switch positions if refreshed</text:p>
      <text:p text:style-name="P31"/>
      <text:h text:style-name="P30" text:outline-level="1"/>
      <text:h text:style-name="P30"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4">sudo crontab -e</text:p>
      <text:p text:style-name="P2"/>
      <text:p text:style-name="P2">And add line</text:p>
      <text:p text:style-name="P4">@reboot sh /home/pi/Documents/Flightsim/Huey\ Caution\ Panel/my_server 2&gt;&amp;1</text:p>
      <text:p text:style-name="P2"/>
      <text:p text:style-name="P2">Which results in the crontab file looking like</text:p>
      <text:p text:style-name="P2"/>
      <text:p text:style-name="P4"># Edit this file to introduce tasks to be run by cron.</text:p>
      <text:p text:style-name="P4">..</text:p>
      <text:p text:style-name="P4">..</text:p>
      <text:p text:style-name="P4">#</text:p>
      <text:p text:style-name="P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text:soft-page-break/>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h text:style-name="P30"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2">DCS_Emulator_Rx</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73"><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or Emulator. Sends to DCS_Emulator RX</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13">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text:soft-page-break/></text:p>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5"/>
      <text:p text:style-name="P14">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22"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23" text:outline-level="1"><text:bookmark-start text:name="__RefHeading___Toc1654_4284848634"/><text:alphabetical-index-mark-start text:id="IMark1690423215912"/>Code Modules<text:bookmark-end text:name="__RefHeading___Toc1654_4284848634"/><text:alphabetical-index-mark-end text:id="IMark1690423215912"/></text:h>
      <text:p text:style-name="P34"/>
      <text:h text:style-name="P18" text:outline-level="2">PhyHWLink_Arduino_Sender_Emulator</text:h>
      <text:p text:style-name="P52"/>
      <text:p text:style-name="P52">Emulates a Arduino running OverPro’s Joystick interface with a<text:span text:style-name="T19">n</text:span> Ethernet shield.</text:p>
      <text:p text:style-name="P52">As we aren't exposed to an any Joystick button limits, <text:s/>there are 256 buttons supported</text:p>
      <text:p text:style-name="P52">Instead of using the stub to provide a Joystick via USB, delta are sent to a process running on a Raspberry Pi which maps these deltas to commands for the Sim</text:p>
      <text:p text:style-name="P52"/>
      <text:p text:style-name="P52">The Arduino code is <text:span text:style-name="T19">independent</text:span> of the aircraft and simulator that is running, which simplifies its operation.</text:p>
      <text:p text:style-name="P52"/>
      <text:p text:style-name="P52">There is a receive operation where the Arduino will report the state of all</text:p>
      <text:p text:style-name="P52">256 inputs. <text:s/>This will be spread across several packets with a 300mS delay between</text:p>
      <text:p text:style-name="P52"># the packets. <text:s/>The trigger packet is a simple 'CQ'</text:p>
      <text:p text:style-name="P52"/>
      <text:p text:style-name="P52">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52"/>
      <text:p text:style-name="P52">The likelihood of change determines the rate of change of ‘input’ values in a given cycle.</text:p>
      <text:p text:style-name="P52"/>
      <table:table table:name="Table5" table:style-name="Table5">
        <table:table-column table:style-name="Table5.A"/>
        <table:table-column table:style-name="Table5.B"/>
        <table:table-row>
          <table:table-cell table:style-name="Table5.A1" office:value-type="string">
            <text:p text:style-name="P11">Sends to</text:p>
          </table:table-cell>
          <table:table-cell table:style-name="Table5.B1" office:value-type="string">
            <text:p text:style-name="P11">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52">PyHWLink_Pri_Node_Input</text:p>
          </table:table-cell>
          <table:table-cell table:style-name="Table5.B2" office:value-type="string">
            <text:p text:style-name="P11">26027</text:p>
          </table:table-cell>
        </table:table-row>
        <table:table-row>
          <table:table-cell table:style-name="Table5.A2" office:value-type="string">
            <text:p text:style-name="P52">UDP_Reflect</text:p>
          </table:table-cell>
          <table:table-cell table:style-name="Table5.B2" office:value-type="string">
            <text:p text:style-name="P52">27000</text:p>
          </table:table-cell>
        </table:table-row>
        <table:table-row>
          <table:table-cell table:style-name="Table5.A2" office:value-type="string">
            <text:p text:style-name="P52"/>
          </table:table-cell>
          <table:table-cell table:style-name="Table5.B2" office:value-type="string">
            <text:p text:style-name="P52"/>
          </table:table-cell>
        </table:table-row>
      </table:table>
      <text:p text:style-name="P52"/>
      <text:p text:style-name="P53"/>
      <table:table table:name="Table6" table:style-name="Table6">
        <table:table-column table:style-name="Table6.A"/>
        <table:table-column table:style-name="Table6.B"/>
        <table:table-row>
          <table:table-cell table:style-name="Table6.A1" office:value-type="string">
            <text:p text:style-name="P11">Listens to</text:p>
          </table:table-cell>
          <table:table-cell table:style-name="Table6.B1" office:value-type="string">
            <text:p text:style-name="P11">Port</text:p>
          </table:table-cell>
        </table:table-row>
        <table:table-row>
          <table:table-cell table:style-name="Table6.A2" office:value-type="string">
            <text:p text:style-name="P12"/>
          </table:table-cell>
          <table:table-cell table:style-name="Table6.B2" office:value-type="string">
            <text:p text:style-name="P12"/>
          </table:table-cell>
        </table:table-row>
        <table:table-row>
          <table:table-cell table:style-name="Table6.A2" office:value-type="string">
            <text:p text:style-name="P53">PyHWLink_<text:span text:style-name="T17">Send_Query_To_Inputs</text:span></text:p>
          </table:table-cell>
          <table:table-cell table:style-name="Table6.B2" office:value-type="string">
            <text:p text:style-name="P11">26027</text:p>
          </table:table-cell>
        </table:table-row>
        <table:table-row>
          <table:table-cell table:style-name="Table6.A2" office:value-type="string">
            <text:p text:style-name="P53"/>
          </table:table-cell>
          <table:table-cell table:style-name="Table6.B2" office:value-type="string">
            <text:p text:style-name="P53"/>
          </table:table-cell>
        </table:table-row>
      </table:table>
      <text:p text:style-name="P53"/>
      <text:p text:style-name="P53"/>
      <text:p text:style-name="P55">The Packet format is a D followed by Module_Number, Switch_No, Current_Switch_State</text:p>
      <text:p text:style-name="P52"><text:s/></text:p>
      <text:p text:style-name="P56">The packet payload is not fixed length - </text:p>
      <text:p text:style-name="P56"><text:tab/><text:span text:style-name="T18">D00:003:0,00:005:0,00:006:1,00:007:1,00:009:1</text:span></text:p>
      <text:p text:style-name="P43"/>
      <text:p text:style-name="P43"><text:soft-page-break/></text:p>
      <text:p text:style-name="P54"/>
      <text:p text:style-name="P54"/>
      <text:p text:style-name="P56"/>
      <text:h text:style-name="Heading_20_2" text:outline-level="2"><text:bookmark-start text:name="__RefHeading___Toc1275_2271273762"/>PhyHWLink_Pri_Node_Input<text:bookmark-end text:name="__RefHeading___Toc1275_2271273762"/></text:h>
      <text:p text:style-name="Standard"/>
      <text:p text:style-name="P47">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47"/>
      <text:p text:style-name="P47">It has a learning mode which, as the name suggests, listens to events, and enables the user to assign a task to an event. <text:s/>Events are stored in ‘input_assignments.json’</text:p>
      <text:p text:style-name="P47"/>
      <text:p text:style-name="P47">Pri_Node_Input is reflector enabled, which means it sends a copy of its outputs to the UDP_Reflector process for forwarding to WireShark as needed.</text:p>
      <text:p text:style-name="P47"/>
      <text:p text:style-name="P47"><draw:frame draw:style-name="fr1" draw:name="Frame5" text:anchor-type="paragraph" svg:width="15.921cm" draw:z-index="18"><draw:text-box fo:min-height="5.833cm"><text:p text:style-name="Illustration"><draw:frame draw:style-name="fr5" draw:name="Image3" text:anchor-type="as-char" svg:width="15.921cm" style:rel-width="100%" svg:height="5.833cm" style:rel-height="scale" draw:z-index="19"><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16" text:outline-level="2"><text:bookmark-start text:name="__RefHeading___Toc1768_4284848634"/>pyHWLink_USB_Reader<text:bookmark-end text:name="__RefHeading___Toc1768_4284848634"/></text:h>
      <text:p text:style-name="P37"/>
      <text:p text:style-name="P39">This module <text:span text:style-name="T10">interfaces directly to USB hardware. <text:s/>It runs a loop looking for any deltas in button positions. <text:s/>If a delta is detected, only the changed button sates are sent to Pri_Node_Input.</text:span></text:p>
      <text:p text:style-name="P39"/>
      <text:p text:style-name="P40">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40"/>
      <text:h text:style-name="P17" text:outline-level="2"><text:bookmark-start text:name="__RefHeading___Toc1770_4284848634"/><text:soft-page-break/>USB Interfaces<text:bookmark-end text:name="__RefHeading___Toc1770_4284848634"/></text:h>
      <text:p text:style-name="P38"/>
      <text:p text:style-name="P38">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38"/>
      <text:p text:style-name="P38">The follow vendor and product Ids are used for the Leo Bodnar cards:</text:p>
      <text:p text:style-name="P3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table:table-cell>
          <table:table-cell table:style-name="Table2.A1" office:value-type="string">
            <text:p text:style-name="P10">Vendor Id</text:p>
          </table:table-cell>
          <table:table-cell table:style-name="Table2.C1" office:value-type="string">
            <text:p text:style-name="P10">Product Id</text:p>
          </table:table-cell>
        </table:table-row>
        <table:table-row table:style-name="Table2.1">
          <table:table-cell table:style-name="Table2.A1" office:value-type="string">
            <text:p text:style-name="P10">BU0836</text:p>
          </table:table-cell>
          <table:table-cell table:style-name="Table2.A1" office:value-type="string">
            <text:p text:style-name="P10">0x16c0</text:p>
          </table:table-cell>
          <table:table-cell table:style-name="Table2.C1" office:value-type="string">
            <text:p text:style-name="P10">0x05b5</text:p>
          </table:table-cell>
        </table:table-row>
        <table:table-row table:style-name="Table2.1">
          <table:table-cell table:style-name="Table2.A1" office:value-type="string">
            <text:p text:style-name="P10">BU0836X</text:p>
          </table:table-cell>
          <table:table-cell table:style-name="Table2.A1" office:value-type="string">
            <text:p text:style-name="P38">0x1dd2</text:p>
          </table:table-cell>
          <table:table-cell table:style-name="Table2.C1" office:value-type="string">
            <text:p text:style-name="P38">0x1001</text:p>
          </table:table-cell>
        </table:table-row>
        <table:table-row table:style-name="Table2.1">
          <table:table-cell table:style-name="Table2.A1" office:value-type="string">
            <text:p text:style-name="P10">BBI-32</text:p>
          </table:table-cell>
          <table:table-cell table:style-name="Table2.A1" office:value-type="string">
            <text:p text:style-name="P10">tba</text:p>
          </table:table-cell>
          <table:table-cell table:style-name="Table2.C1" office:value-type="string">
            <text:p text:style-name="P10">tba</text:p>
          </table:table-cell>
        </table:table-row>
      </table:table>
      <text:p text:style-name="P38"/>
      <text:p text:style-name="P38"/>
      <text:p text:style-name="P38"/>
      <text:p text:style-name="P38">The USB interfaces will still be normalised over the UDP interfaces, and should support requests to report the status of all Joystick interfaces, perhaps with a 10mS delay between the sending the status of each button input.</text:p>
      <text:p text:style-name="P38"/>
      <text:p text:style-name="P37">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37"/>
      <text:p text:style-name="P37"/>
      <text:h text:style-name="P15" text:outline-level="2"><text:bookmark-start text:name="__RefHeading___Toc1656_4284848634"/>UDP_Reflector<text:bookmark-end text:name="__RefHeading___Toc1656_4284848634"/></text:h>
      <text:p text:style-name="P34"/>
      <text:p text:style-name="P34">Displays and optionally forwards packets to a wireshark receiver</text:p>
      <text:p text:style-name="P34">Listens on a well known port 27000 (ie fixed)</text:p>
      <text:p text:style-name="P34">By default displays all packets but will filter using simple character matching (no wild carding)</text:p>
      <text:p text:style-name="P34"/>
      <text:p text:style-name="P34">Command line options</text:p>
      <text:p text:style-name="P34">a: filterstring - display packets containing this string</text:p>
      <text:p text:style-name="P34">b: IP Address and Port to send to <text:span text:style-name="T9">W</text:span>ire<text:span text:style-name="T9">S</text:span>hark</text:p>
      <text:h text:style-name="P29" text:outline-level="1"><text:bookmark-start text:name="__RefHeading___Toc1658_4284848634"/><text:bookmark-end text:name="__RefHeading___Toc1658_4284848634"/></text:h>
      <text:p text:style-name="P34"/>
      <text:h text:style-name="P28" text:outline-level="1"><text:soft-page-break/></text:h>
      <text:h text:style-name="P28" text:outline-level="1"/>
      <text:h text:style-name="P28" text:outline-level="1"><text:bookmark-start text:name="__RefHeading___Toc1660_4284848634"/>Code Status<text:bookmark-end text:name="__RefHeading___Toc1660_4284848634"/></text:h>
      <text:p text:style-name="P3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6"/>
            </table:table-cell>
            <table:table-cell table:style-name="Table4.A1" office:value-type="string">
              <text:p text:style-name="P7">Complete</text:p>
            </table:table-cell>
            <table:table-cell table:style-name="Table4.A1" office:value-type="string">
              <text:p text:style-name="P7">Cmd_line</text:p>
            </table:table-cell>
            <table:table-cell table:style-name="Table4.A1" office:value-type="string">
              <text:p text:style-name="P7">Debug</text:p>
            </table:table-cell>
            <table:table-cell table:style-name="Table4.A1" office:value-type="string">
              <text:p text:style-name="P7">Config_File</text:p>
            </table:table-cell>
            <table:table-cell table:style-name="Table4.F1" office:value-type="string">
              <text:p text:style-name="P7">Doc</text:p>
            </table:table-cell>
          </table:table-row>
        </table:table-header-rows>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pyHWLink_USB_Reade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8">UDP_Reflecto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
      <text:p text:style-name="P32"/>
      <text:h text:style-name="P28" text:outline-level="1"><text:bookmark-start text:name="__RefHeading___Toc1526_4284848634"/>Coding Learnings<text:bookmark-end text:name="__RefHeading___Toc1526_4284848634"/></text:h>
      <text:p text:style-name="P33"/>
      <text:h text:style-name="P15" text:outline-level="2"><text:bookmark-start text:name="__RefHeading___Toc1528_4284848634"/>Logging<text:bookmark-end text:name="__RefHeading___Toc1528_4284848634"/></text:h>
      <text:p text:style-name="P32"/>
      <text:p text:style-name="P34">The logging module (import logging) enable you to determine which messages will be displayed on the console</text:p>
      <text:p text:style-name="P34"/>
      <text:p text:style-name="P41">logging.basicConfig(format='%(asctime)s:%(levelname)s:%(message)s',level=logging.INFO)</text:p>
      <text:p text:style-name="P41">#logging.basicConfig(format='%(asctime)s:%(levelname)s:%(message)s',level=logging.DEBUG)</text:p>
      <text:p text:style-name="P41"/>
      <text:p text:style-name="P44">Once the value is set it cannot be changed mid-execution, <text:span text:style-name="T2">so it is best to set at the top of the program.</text:span></text:p>
      <text:p text:style-name="P44"/>
      <text:h text:style-name="P15" text:outline-level="2"/>
      <text:h text:style-name="P19" text:outline-level="2"><text:bookmark-start text:name="__RefHeading___Toc1530_4284848634"/>Command Line Parameters<text:bookmark-end text:name="__RefHeading___Toc1530_4284848634"/></text:h>
      <text:p text:style-name="P45"/>
      <text:p text:style-name="P45">Command line parameters (from optparse import OptionParser) are easily managed with this module.</text:p>
      <text:p text:style-name="P45"><draw:frame text:anchor-type="char" draw:z-index="3" draw:name="Shape3" draw:style-name="gr3" draw:text-style-name="P76" svg:width="16.573cm" svg:height="4.689cm" svg:x="0cm" svg:y="0.259cm"><draw:text-box><text:p><text:span text:style-name="T21"/></text:p><text:p><text:span text:style-name="T21">D:\&gt;UDP_Reflector.py --help</text:span></text:p><text:p><text:span text:style-name="T21">2019-01-13 07:49:41,712:INFO:Unable to find UDP_Reflector_config.py</text:span></text:p><text:p><text:span text:style-name="T21">Usage: UDP_Reflector.py [options]</text:span></text:p><text:p><text:span text:style-name="T21"/></text:p><text:p><text:span text:style-name="T21">Options:</text:span></text:p><text:p><text:span text:style-name="T21"><text:s text:c="2"/></text:span><text:span text:style-name="T21">-h, --help <text:s text:c="11"/>show this help message and exit</text:span></text:p><text:p><text:span text:style-name="T21"><text:s text:c="2"/></text:span><text:span text:style-name="T21">-w opt_W_Host, --wh=opt_W_Host</text:span></text:p><text:p><text:span text:style-name="T21"><text:s text:c="24"/></text:span><text:span text:style-name="T21">Wireshark Target IP Address</text:span></text:p><text:p><text:span text:style-name="T21"><text:s text:c="2"/></text:span><text:span text:style-name="T21">-u opt_W_Port, --wp=opt_W_Port</text:span></text:p><text:p><text:span text:style-name="T21"><text:s text:c="24"/></text:span><text:span text:style-name="T21">Wireshark Target Port. 27001 is used if not explicity</text:span></text:p><text:p><text:span text:style-name="T21"><text:s text:c="24"/></text:span><text:span text:style-name="T21">specified</text:span></text:p><text:p><text:span text:style-name="T21"/></text:p></draw:text-box></draw:frame></text:p>
      <text:p text:style-name="P46">Command line options are easily added, including help.</text:p>
      <text:p text:style-name="P46"/>
      <text:h text:style-name="P15" text:outline-level="2"><draw:frame text:anchor-type="paragraph" draw:z-index="4" draw:name="Shape4" draw:style-name="gr4" draw:text-style-name="P77"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19" text:outline-level="2"><text:bookmark-start text:name="__RefHeading___Toc1532_4284848634"/>Configuration Files<text:bookmark-end text:name="__RefHeading___Toc1532_4284848634"/></text:h>
      <text:p text:style-name="P32"/>
      <text:p text:style-name="P35">A local file can hold settings for a program. <text:s/>Its a good idea to simple extend the name of the <text:s/>primary code with ‘_config’ at the end. <text:s/>The file type should be ‘.py’</text:p>
      <text:p text:style-name="P35"/>
      <text:p text:style-name="P35"><text:span text:style-name="T3">e.</text:span>g. PyHWLink_UDP_Reflector configuration file is UDP_Reflector_config.py</text:p>
      <text:p text:style-name="P35"/>
      <text:p text:style-name="P35">The values are loaded early in the code</text:p>
      <text:p text:style-name="P35"><draw:frame text:anchor-type="paragraph" draw:z-index="1" draw:name="Shape1" draw:style-name="gr1" draw:text-style-name="P75" svg:width="16.537cm" svg:height="7.885cm" svg:x="0cm" svg:y="0.36cm"><draw:text-box><text:p><text:span text:style-name="T20"/></text:p><text:p><text:span text:style-name="T20">try:</text:span></text:p><text:p><text:span text:style-name="T20"/></text:p><text:p><text:span text:style-name="T20"><text:s text:c="4"/></text:span><text:span text:style-name="T20">if not (os.path.isfile(config_file)):</text:span></text:p><text:p><text:span text:style-name="T20"><text:s text:c="8"/></text:span></text:p><text:p><text:span text:style-name="T20"><text:s text:c="8"/></text:span><text:span text:style-name="T20">logging.info('Unable to find ' + config_file)</text:span></text:p><text:p><text:span text:style-name="T20"/></text:p><text:p><text:span text:style-name="T20"><text:s text:c="8"/></text:span></text:p><text:p><text:span text:style-name="T20"><text:s text:c="4"/></text:span><text:span text:style-name="T20">else:</text:span></text:p><text:p><text:span text:style-name="T20"><text:s text:c="8"/></text:span><text:span text:style-name="T20">try:</text:span></text:p><text:p><text:span text:style-name="T20"><text:s text:c="12"/></text:span><text:span text:style-name="T20">from config_file import *</text:span></text:p><text:p><text:span text:style-name="T20"><text:s text:c="12"/></text:span></text:p><text:p><text:span text:style-name="T20"><text:s text:c="16"/></text:span></text:p><text:p><text:span text:style-name="T20"><text:s text:c="8"/></text:span><text:span text:style-name="T20">except Exception as other:</text:span></text:p><text:p><text:span text:style-name="T20"><text:s text:c="12"/></text:span><text:span text:style-name="T20">logging.critical("Error in Initialisation: " + str(other))</text:span></text:p><text:p><text:span text:style-name="T20"/></text:p><text:p><text:span text:style-name="T20"><text:s text:c="12"/></text:span><text:span text:style-name="T20">print('Unable to open "' + config_file + '"' )</text:span></text:p><text:p><text:span text:style-name="T20"><text:s text:c="12"/></text:span><text:span text:style-name="T20">print('Or variable assignment incorrect - forgot quotes for string?')</text:span></text:p><text:p><text:span text:style-name="T20"><text:s text:c="12"/></text:span><text:span text:style-name="T20">print('Defaults used')</text:span></text:p></draw:text-box></draw:frame></text:p>
      <text:p text:style-name="P35"/>
      <text:p text:style-name="P36">The configuration file looks like a series of variable assignments</text:p>
      <text:p text:style-name="P36"><draw:frame text:anchor-type="paragraph" draw:z-index="2" draw:name="Shape2" draw:style-name="gr2" draw:text-style-name="P75" svg:width="8.362cm" svg:height="1.456cm" svg:x="0.432cm" svg:y="0.196cm"><draw:text-box><text:p><text:span text:style-name="T20"/></text:p><text:p><text:span text:style-name="T20">learning = True</text:span></text:p><text:p><text:span text:style-name="T20">AircraftType = 'A10C'</text:span></text:p></draw:text-box></draw:frame></text:p>
      <text:p text:style-name="P42"/>
      <text:p text:style-name="P42"/>
      <text:h text:style-name="P15" text:outline-level="2"/>
      <text:h text:style-name="P19" text:outline-level="2"><text:bookmark-start text:name="__RefHeading___Toc1534_4284848634"/>Error Handling In Python<text:bookmark-end text:name="__RefHeading___Toc1534_4284848634"/></text:h>
      <text:p text:style-name="P42"/>
      <text:p text:style-name="P42"/>
      <text:p text:style-name="P57">Its good form to use the try and except constructs, </text:p>
      <text:p text:style-name="P58"><draw:frame text:anchor-type="paragraph" draw:z-index="5" draw:name="Shape5" draw:style-name="gr5" draw:text-style-name="P78" svg:width="17.463cm" svg:height="10.272cm" svg:x="0.148cm" svg:y="0.046cm"><draw:text-box><text:p><text:span text:style-name="T22">def ReceivePacket():</text:span></text:p><text:p><text:span text:style-name="T22"/></text:p><text:p><text:span text:style-name="T22"/></text:p><text:p><text:span text:style-name="T22"><text:s text:c="4"/></text:span><text:span text:style-name="T23">while True:</text:span></text:p><text:p><text:span text:style-name="T22"><text:s text:c="8"/></text:span></text:p><text:p><text:span text:style-name="T22"><text:s text:c="7"/></text:span><text:span text:style-name="T23"><text:s/></text:span><text:span text:style-name="T23">try:</text:span></text:p><text:p><text:span text:style-name="T22"/></text:p><text:p><text:span text:style-name="T22"><text:s text:c="12"/></text:span><text:span text:style-name="T22">data, (Source_IP, Source_Port) <text:s/>= serverSock.recvfrom(1500)</text:span></text:p><text:p><text:span text:style-name="T22"/></text:p><text:p><text:span text:style-name="T22"><text:s text:c="12"/></text:span><text:span text:style-name="T22">ReceivedPacket = data</text:span></text:p><text:p><text:span text:style-name="T22"><text:s text:c="12"/></text:span><text:span text:style-name="T22">packets_processed = packets_processed + 1</text:span></text:p><text:p><text:span text:style-name="T22"/></text:p><text:p><text:span text:style-name="T22"><text:s text:c="12"/></text:span><text:span text:style-name="T22">ProcessReceivedString( str(ReceivedPacket), Source_IP , str(Source_Port) )</text:span></text:p><text:p><text:span text:style-name="T22"><text:s text:c="12"/></text:span></text:p><text:p><text:span text:style-name="T22"><text:s text:c="12"/></text:span><text:span text:style-name="T22">logging.debug("Iterations since last packet " + str(iterations_Since_Last_Packet))</text:span></text:p><text:p><text:span text:style-name="T22"/></text:p><text:p><text:span text:style-name="T22"><text:s text:c="46"/></text:span></text:p><text:p><text:span text:style-name="T22"><text:s text:c="8"/></text:span><text:span text:style-name="T23">except socket.timeout</text:span><text:span text:style-name="T22">:</text:span></text:p><text:p><text:span text:style-name="T22"><text:s text:c="12"/></text:span><text:span text:style-name="T22">iterations_Since_Last_Packet = iterations_Since_Last_Packet + <text:s/>1</text:span></text:p><text:p><text:span text:style-name="T22"><text:s text:c="12"/></text:span><text:span text:style-name="T22">if debugging == True and (iterations_Since_Last_Packet &gt; 10000):</text:span></text:p><text:p><text:span text:style-name="T22"><text:s text:c="16"/></text:span><text:span text:style-name="T22">print("[i] Mid Receive Timeout - " + time.asctime())</text:span></text:p><text:p><text:span text:style-name="T22"><text:s text:c="16"/></text:span><text:span text:style-name="T22">iterations_Since_Last_Packet=0</text:span></text:p><text:p><text:span text:style-name="T22"/></text:p><text:p><text:span text:style-name="T22"><text:s text:c="16"/></text:span></text:p><text:p><text:span text:style-name="T22"><text:s text:c="16"/></text:span><text:span text:style-name="T22">last_time_display = time.time()</text:span></text:p><text:p><text:span text:style-name="T22"><text:s text:c="16"/></text:span><text:span text:style-name="T22">packets_processed = 0</text:span></text:p><text:p><text:span text:style-name="T22"><text:s text:c="12"/></text:span><text:span text:style-name="T22">continue</text:span></text:p><text:p><text:span text:style-name="T22"/></text:p><text:p><text:span text:style-name="T22"><text:s text:c="8"/></text:span><text:span text:style-name="T23">except Exception as other:</text:span></text:p><text:p><text:span text:style-name="T22"><text:s text:c="12"/></text:span><text:span text:style-name="T22">logging.critical('Error in ReceivePacket: ' + str(other))</text:span></text:p><text:p><text:span text:style-name="T22"><text:s text:c="12"/></text:span></text:p><text:p><text:span text:style-name="T22"/></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58"><draw:frame text:anchor-type="paragraph" draw:z-index="6" draw:name="Shape6" draw:style-name="gr6" draw:text-style-name="P76" svg:width="17.419cm" svg:height="2.162cm" svg:x="0cm" svg:y="0.09cm"><draw:text-box><text:p><text:span text:style-name="T21"/></text:p><text:p><text:span text:style-name="T21">2019-01-13 08:25:39,410:INFO:Unable to find UDP_Reflector_config.py</text:span></text:p><text:p><text:span text:style-name="T21">Listening on port 27000</text:span></text:p><text:p><text:span text:style-name="T21">2019-01-13 08:25:44,424:INFO:Keepalive check 0 Packets Processed. 0 packets per second.</text:span></text:p><text:p><text:span text:style-name="T21">2019-01-13 08:25:49,438:INFO:Keepalive check 0 Packets Processed. 0 packets per second.</text:span></text:p></draw:text-box></draw:frame></text:p>
      <text:p text:style-name="P57"/>
      <text:p text:style-name="P57"/>
      <text:p text:style-name="P57"/>
      <text:p text:style-name="P59"/>
      <text:p text:style-name="P21">Having a catch-all exception handler ensures that something is logged if an exception occurs. <text:s/><text:span text:style-name="T5">Included in excepted captures should be a Ctrl-C to gracefully exit, cleaning up resources.</text:span></text:p>
      <text:p text:style-name="P59"/>
      <text:p text:style-name="P59"><draw:frame text:anchor-type="char" draw:z-index="7" draw:name="Shape7" draw:style-name="gr7" draw:text-style-name="P79" svg:width="13.733cm" svg:height="12.551cm" svg:x="0.009cm" svg:y="-0.22cm"><draw:text-box><text:p><text:span text:style-name="T24"/></text:p><text:p><text:span text:style-name="T21">def CleanUpAndExit():</text:span></text:p><text:p><text:span text:style-name="T21"><text:s text:c="4"/></text:span><text:span text:style-name="T21">try:</text:span></text:p><text:p><text:span text:style-name="T21"><text:s text:c="8"/></text:span><text:span text:style-name="T21"># Catch Ctl-C and quit</text:span></text:p><text:p><text:span text:style-name="T21"><text:s text:c="8"/></text:span><text:span text:style-name="T21">print('')</text:span></text:p><text:p><text:span text:style-name="T21"><text:s text:c="8"/></text:span><text:span text:style-name="T21">print('Exiting')</text:span></text:p><text:p><text:span text:style-name="T21"><text:s text:c="8"/></text:span><text:span text:style-name="T21">print('')</text:span></text:p><text:p><text:span text:style-name="T21"><text:s text:c="8"/></text:span><text:span text:style-name="T21">try:</text:span></text:p><text:p><text:span text:style-name="T21"><text:s text:c="12"/></text:span><text:span text:style-name="T21">serverSock.close()</text:span></text:p><text:p><text:span text:style-name="T21"><text:s text:c="8"/></text:span><text:span text:style-name="T21">except:</text:span></text:p><text:p><text:span text:style-name="T21"><text:s text:c="12"/></text:span><text:span text:style-name="T21">logging.critical('Unable to close server socket')</text:span></text:p><text:p><text:span text:style-name="T21"><text:s text:c="8"/></text:span><text:span text:style-name="T21">sys.exit(0)</text:span></text:p><text:p><text:span text:style-name="T21"/></text:p><text:p><text:span text:style-name="T21"><text:s text:c="4"/></text:span><text:span text:style-name="T21">except Exception as other:</text:span></text:p><text:p><text:span text:style-name="T21"><text:s text:c="8"/></text:span><text:span text:style-name="T21">logging.critical('Error in CleanUpAndExit: ' + str(other))</text:span></text:p><text:p><text:span text:style-name="T21"><text:s text:c="8"/></text:span><text:span text:style-name="T21">sys.exit(0)</text:span></text:p><text:p><text:span text:style-name="T24"/></text:p><text:p><text:span text:style-name="T21"/></text:p><text:p><text:span text:style-name="T21">def Main():</text:span></text:p><text:p><text:span text:style-name="T21"/></text:p><text:p><text:span text:style-name="T21"><text:s text:c="4"/></text:span><text:span text:style-name="T21">print('Listening on port ' + str(UDP_Port))</text:span></text:p><text:p><text:span text:style-name="T21"><text:s text:c="4"/></text:span><text:span text:style-name="T21">try:</text:span></text:p><text:p><text:span text:style-name="T21"/></text:p><text:p><text:span text:style-name="T21"><text:s text:c="8"/></text:span><text:span text:style-name="T21">ReceivePacket()</text:span></text:p><text:p><text:span text:style-name="T21"/></text:p><text:p><text:span text:style-name="T21"><text:s text:c="4"/></text:span><text:span text:style-name="T21">except KeyboardInterrupt:</text:span></text:p><text:p><text:span text:style-name="T21"><text:s text:c="8"/></text:span><text:span text:style-name="T21"># Catch Ctl-C and quit</text:span></text:p><text:p><text:span text:style-name="T21"><text:s text:c="8"/></text:span><text:span text:style-name="T21">CleanUpAndExit()</text:span></text:p><text:p><text:span text:style-name="T21"><text:s text:c="8"/></text:span></text:p><text:p><text:span text:style-name="T21"><text:s text:c="4"/></text:span><text:span text:style-name="T21">except Exception as other:</text:span></text:p><text:p><text:span text:style-name="T21"><text:s text:c="8"/></text:span><text:span text:style-name="T21">logging.critical('Error in Main: ' + str(other))</text:span></text:p><text:p><text:span text:style-name="T21"/></text:p><text:p><text:span text:style-name="T21">Main()</text:span></text:p></draw:text-box></draw:frame></text:p>
      <text:h text:style-name="Heading_20_2" text:outline-level="2"><text:bookmark-start text:name="__RefHeading___Toc1277_2271273762"/>Persisting Information<text:bookmark-end text:name="__RefHeading___Toc1277_2271273762"/></text:h>
      <text:p text:style-name="P59"/>
      <text:p text:style-name="P60">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60">Data is persisted in json, with the two major files being ‘input_assignments.json’, and temp_input_assignments.json’.</text:p>
      <text:p text:style-name="P60">The following modules are used to manage data persistence.</text:p>
      <text:p text:style-name="P60"/>
      <text:p text:style-name="P60"><draw:frame draw:style-name="fr2" draw:name="Frame2" text:anchor-type="paragraph" svg:x="-0.004cm" svg:y="0.492cm" svg:width="10.135cm" draw:z-index="16"><draw:text-box fo:min-height="2.006cm"><text:p text:style-name="Drawing"><draw:frame text:anchor-type="paragraph" draw:z-index="17" draw:name="Shape8" draw:style-name="gr12" draw:text-style-name="P77"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60"/>
      <text:h text:style-name="Heading_20_2" text:outline-level="2"><text:bookmark-start text:name="__RefHeading___Toc1279_2271273762"/>Networking in Python<text:bookmark-end text:name="__RefHeading___Toc1279_2271273762"/></text:h>
      <text:p text:style-name="P25">Sockets are the basis of the network stack in the project, with UDP being the preferred transport of choice due to its loose coupling.</text:p>
      <text:p text:style-name="P64">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65"><draw:frame draw:style-name="fr2" draw:name="Frame1" text:anchor-type="paragraph" svg:x="0cm" svg:y="0.42cm" svg:width="15.189cm" draw:z-index="9"><draw:text-box fo:min-height="3.724cm"><text:p text:style-name="Drawing"><draw:frame text:anchor-type="paragraph" draw:z-index="10" draw:name="Shape9" draw:style-name="gr8" draw:text-style-name="P80" svg:width="15.188cm" svg:height="3.723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25"/></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61"/>
      <text:p text:style-name="P61"/>
      <text:p text:style-name="P61"><draw:frame draw:style-name="fr2" draw:name="Frame3" text:anchor-type="paragraph" svg:x="0.238cm" svg:y="0.242cm" svg:width="15.797cm" draw:z-index="11"><draw:text-box fo:min-height="11.829cm"><text:p text:style-name="Drawing"><draw:frame text:anchor-type="paragraph" draw:z-index="12" draw:name="Shape10" draw:style-name="gr9" draw:text-style-name="P77"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20" text:outline-level="2"><text:bookmark-start text:name="__RefHeading___Toc1426_2109721845"/>Pick a Python Version<text:bookmark-end text:name="__RefHeading___Toc1426_2109721845"/></text:h>
      <text:p text:style-name="P48"/>
      <text:p text:style-name="P48">While documenting and testing the project, run into a surprise for junior hackers. <text:s/>The code running on the Raspberry Pi was exhibiting some subtle differences in behaviour. <text:s/>Originally I thought all code was running Python 3.5 or 3.7 </text:p>
      <text:p text:style-name="P48"/>
      <text:p text:style-name="P48">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48"/>
      <text:p text:style-name="P48">The quick addition of the following to the code quickly answered the question:</text:p>
      <text:p text:style-name="P48"/>
      <text:p text:style-name="P48"><draw:frame text:anchor-type="paragraph" draw:z-index="20" draw:name="Shape13" draw:style-name="gr13" draw:text-style-name="P80" svg:width="10.399cm" svg:height="1.786cm" svg:x="0.049cm" svg:y="0.056cm"><draw:text-box><text:p><text:span text:style-name="T26"/></text:p><text:p><text:span text:style-name="T18">import system</text:span></text:p><text:p><text:span text:style-name="T18">print (‘Running Python ‘ + sys.version)</text:span></text:p><text:p><text:span text:style-name="T18"/></text:p></draw:text-box></draw:frame></text:p>
      <text:p text:style-name="P48">The code running through the shell on the Raspberry Pi was reporting 2.7.13. <text:s/>Pi Idle3 was reporting 3.5.1 (not much of a surprise there…). Running from Thonny reported a 3.5.3.</text:p>
      <text:p text:style-name="P48"/>
      <text:p text:style-name="P48">On the PC through the explorer launched 3.7.2 </text:p>
      <text:p text:style-name="P48"/>
      <text:p text:style-name="P48">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48"/>
      <text:p text:style-name="P48"><draw:frame text:anchor-type="paragraph" draw:z-index="21" draw:name="Shape14" draw:style-name="gr14" draw:text-style-name="P81" svg:width="17.252cm" svg:height="2.594cm" svg:x="0.076cm" svg:y="0.046cm"><draw:text-box><text:p><text:span text:style-name="T27">// Check to see if an alternative has been made</text:span></text:p><text:p><text:span text:style-name="T27"># update-alternatives --list python</text:span></text:p><text:p><text:span text:style-name="T28"/></text:p><text:p><text:span text:style-name="T27"># sudo update-alternatives --install /usr/bin/python python /usr/bin/python3.5 1</text:span></text:p><text:p><text:span text:style-name="T27"/></text:p><text:p><text:span text:style-name="T27">// Validate changes have been made</text:span></text:p><text:p><text:span text:style-name="T27"># update-alternatives --list python</text:span></text:p></draw:text-box></draw:frame></text:p>
      <text:p text:style-name="P49">Updating the default version of python immediately impacted the Pri_Node_Input module, loosing timeouts.</text:p>
      <text:p text:style-name="P49"/>
      <text:p text:style-name="P50">Added code to check for minimum version of Python (yeap it could be optimised)</text:p>
      <text:p text:style-name="P50"><draw:frame text:anchor-type="paragraph" draw:z-index="22" draw:name="Shape15" draw:style-name="gr15" draw:text-style-name="P76" svg:width="17.516cm" svg:height="9.734cm" svg:x="0.049cm" svg:y="0.115cm"><draw:text-box><text:p><text:span text:style-name="T21"/></text:p><text:p><text:span text:style-name="T21"/></text:p><text:p><text:span text:style-name="T21">MIN_VERSION_PY3 = 5 <text:s text:c="3"/># min. 3.x version</text:span></text:p><text:p><text:span text:style-name="T21">if (sys.version_info[0] &lt; 3):</text:span></text:p><text:p><text:span text:style-name="T21"><text:s text:c="8"/></text:span><text:span text:style-name="T21">Warning_Message = "ERROR: This script requires a minimum of Python 3." + </text:span><text:span text:style-name="T21"><text:tab/></text:span><text:span text:style-name="T21"><text:tab/></text:span><text:span text:style-name="T21"><text:tab/></text:span><text:span text:style-name="T21">str(MIN_VERSION_PY3) </text:span></text:p><text:p><text:span text:style-name="T21"><text:s text:c="8"/></text:span><text:span text:style-name="T21">print('')</text:span></text:p><text:p><text:span text:style-name="T21"><text:s text:c="8"/></text:span><text:span text:style-name="T21">logging.critical(Warning_Message)</text:span></text:p><text:p><text:span text:style-name="T21"><text:s text:c="8"/></text:span><text:span text:style-name="T21">print('')</text:span></text:p><text:p><text:span text:style-name="T21"><text:s text:c="8"/></text:span><text:span text:style-name="T21">print('Invalid Version of Python running')</text:span></text:p><text:p><text:span text:style-name="T21"><text:s text:c="8"/></text:span><text:span text:style-name="T21">print('Running Python earlier than Python 3.0! ' + sys.version)</text:span></text:p><text:p><text:span text:style-name="T21"><text:s text:c="8"/></text:span><text:span text:style-name="T21">sys.exit(Warning_Message)</text:span></text:p><text:p><text:span text:style-name="T21"/></text:p><text:p><text:span text:style-name="T21">elif (sys.version_info[0] == 3 and sys.version_info[1] &lt; MIN_VERSION_PY3):</text:span></text:p><text:p><text:span text:style-name="T21"><text:s text:c="8"/></text:span><text:span text:style-name="T21">Warning_Message = "ERROR: This script requires a minimum of Python 3." + </text:span><text:span text:style-name="T21"><text:tab/></text:span><text:span text:style-name="T21"><text:tab/></text:span><text:span text:style-name="T21"><text:tab/></text:span><text:span text:style-name="T21">str(MIN_VERSION_PY3) <text:s text:c="10"/></text:span></text:p><text:p><text:span text:style-name="T21"><text:s text:c="8"/></text:span><text:span text:style-name="T21">print('')</text:span></text:p><text:p><text:span text:style-name="T21"><text:s text:c="8"/></text:span><text:span text:style-name="T21">logging.critical(Warning_Message) <text:s/></text:span></text:p><text:p><text:span text:style-name="T21"><text:s text:c="8"/></text:span><text:span text:style-name="T21">print('')</text:span></text:p><text:p><text:span text:style-name="T21"><text:s text:c="8"/></text:span><text:span text:style-name="T21">print('Invalid Version of Python running')</text:span></text:p><text:p><text:span text:style-name="T21"><text:s text:c="8"/></text:span><text:span text:style-name="T21">print('Running Python ' + sys.version)</text:span></text:p><text:p><text:span text:style-name="T21"><text:s text:c="8"/></text:span><text:span text:style-name="T21">sys.exit(Warning_Message)</text:span></text:p></draw:text-box></draw:frame><text:soft-page-break/></text:p>
      <text:p text:style-name="P51">After vliadating this noted a consideration difference in socket timeouts between Windows and the Pi, using the ‘same timeout’ windows reports every 15 seconds, whereas on the Pi it is reported every second.</text:p>
      <text:p text:style-name="P51"/>
      <text:h text:style-name="Heading_20_2" text:outline-level="2"><text:bookmark-start text:name="__RefHeading___Toc1428_2109721845"/>Processing Data<text:bookmark-end text:name="__RefHeading___Toc1428_2109721845"/></text:h>
      <text:p text:style-name="P62"><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63">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63"><draw:frame draw:style-name="fr2" draw:name="Frame4" text:anchor-type="paragraph" svg:x="0.102cm" svg:y="0.074cm" svg:width="14.131cm" draw:z-index="14"><draw:text-box fo:min-height="3.394cm"><text:p text:style-name="Drawing"><draw:frame text:anchor-type="paragraph" draw:z-index="15" draw:name="Shape12" draw:style-name="gr11" draw:text-style-name="P80" svg:width="14.13cm" svg:height="3.393cm" svg:x="0cm" svg:y="0cm"><draw:text-box><text:p><text:span text:style-name="T22"/></text:p><text:p><text:span text:style-name="T22"># Switch is Opened</text:span></text:p><text:p><text:span text:style-name="T22">if str(workingFields[2]) == '0':</text:span></text:p><text:p><text:span text:style-name="T22"><text:tab/></text:span><text:span text:style-name="T22">if learning and input_assignments[workingkey]['Open'] == None:</text:span></text:p><text:p><text:span text:style-name="T22"><text:tab/></text:span><text:span text:style-name="T22"><text:tab/></text:span><text:span text:style-name="T22">updateOpenAction(workingkey)</text:span></text:p><text:p><text:span text:style-name="T22"><text:tab/></text:span><text:span text:style-name="T22">print('Value for Open is : ' +</text:span></text:p><text:p><text:span text:style-name="T22"><text:tab/></text:span><text:span text:style-name="T22"><text:tab/></text:span><text:span text:style-name="T22">str (input_assignments[workingkey]['Open']))</text:span></text:p><text:p><text:span text:style-name="T22"><text:tab/></text:span><text:span text:style-name="T22">if input_assignments[workingkey]['Open'] != None:</text:span></text:p><text:p><text:span text:style-name="T22"><text:tab/></text:span><text:span text:style-name="T22"><text:tab/></text:span><text:span text:style-name="T22">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62"><draw:frame text:anchor-type="paragraph" draw:z-index="13" draw:name="Shape11" draw:style-name="gr10" draw:text-style-name="P76" svg:width="18.019cm" svg:height="24.302cm" svg:x="0.129cm" svg:y="0.559cm"><draw:text-box><text:p><text:span text:style-name="T21"/></text:p><text:p><text:span text:style-name="T21">def ProcessReceivedString(ReceivedUDPString):</text:span></text:p><text:p><text:span text:style-name="T21"><text:s text:c="4"/></text:span><text:span text:style-name="T21">global input_assignments</text:span></text:p><text:p><text:span text:style-name="T21"><text:s text:c="4"/></text:span><text:span text:style-name="T21">global send_string</text:span></text:p><text:p><text:span text:style-name="T21"><text:s text:c="4"/></text:span><text:span text:style-name="T21">global learning</text:span></text:p><text:p><text:span text:style-name="T21"><text:s text:c="4"/></text:span></text:p><text:p><text:span text:style-name="T21"><text:s text:c="4"/></text:span><text:span text:style-name="T21">send_string = ""</text:span></text:p><text:p><text:span text:style-name="T21"><text:s text:c="4"/></text:span></text:p><text:p><text:span text:style-name="T21"><text:s text:c="4"/></text:span><text:span text:style-name="T21">try:</text:span></text:p><text:p><text:span text:style-name="T21"><text:s text:c="8"/></text:span><text:span text:style-name="T21">if len(ReceivedUDPString) &gt; 0 and ReceivedUDPString[0] == 'D':</text:span></text:p><text:p><text:span text:style-name="T21"><text:s text:c="12"/></text:span></text:p><text:p><text:span text:style-name="T21"><text:s text:c="12"/></text:span><text:span text:style-name="T21"># Remove leading D</text:span></text:p><text:p><text:span text:style-name="T21"><text:s text:c="12"/></text:span><text:span text:style-name="T21">ReceivedUDPString = str(ReceivedUDPString[1:])</text:span></text:p><text:p><text:span text:style-name="T21"><text:s text:c="12"/></text:span><text:span text:style-name="T21">logging.debug('Checking for correct format :')</text:span></text:p><text:p><text:span text:style-name="T21"/></text:p><text:p><text:span text:style-name="T21"><text:s text:c="12"/></text:span><text:span text:style-name="T21">workingSets =''</text:span></text:p><text:p><text:span text:style-name="T21"><text:s text:c="12"/></text:span><text:span text:style-name="T21">workingSets = ReceivedUDPString.split(',')</text:span></text:p><text:p><text:span text:style-name="T21"><text:s text:c="12"/></text:span><text:span text:style-name="T21">logging.debug('There are ' + str(len(workingSets)) + ' records')</text:span></text:p><text:p><text:span text:style-name="T21"><text:s text:c="12"/></text:span><text:span text:style-name="T21">counter = 0</text:span></text:p><text:p><text:span text:style-name="T21"><text:s text:c="12"/></text:span><text:span text:style-name="T21">for workingRecords in workingSets:</text:span></text:p><text:p><text:span text:style-name="T21"><text:s text:c="16"/></text:span><text:span text:style-name="T21">logging.debug('Record workingRecord number ' + str(counter) + ' ' +</text:span></text:p><text:p><text:span text:style-name="T21"><text:s text:c="22"/></text:span><text:span text:style-name="T21">workingRecords)</text:span></text:p><text:p><text:span text:style-name="T21"><text:s text:c="16"/></text:span><text:span text:style-name="T21">counter = counter + 1</text:span></text:p><text:p><text:span text:style-name="T21"><text:s text:c="16"/></text:span></text:p><text:p><text:span text:style-name="T21"/></text:p><text:p><text:span text:style-name="T21"><text:s text:c="16"/></text:span><text:span text:style-name="T21">workingFields = ''</text:span></text:p><text:p><text:span text:style-name="T21"><text:s text:c="16"/></text:span><text:span text:style-name="T21">workingFields = workingRecords.split(':')</text:span></text:p><text:p><text:span text:style-name="T21"/></text:p><text:p><text:span text:style-name="T21"><text:s text:c="16"/></text:span></text:p><text:p><text:span text:style-name="T21"><text:s text:c="16"/></text:span><text:span text:style-name="T21">if len(workingFields) != 3:</text:span></text:p><text:p><text:span text:style-name="T21"><text:s text:c="20"/></text:span><text:span text:style-name="T21">logging.warn('WARNING - There are an incorrect number of fields in: ' + </text:span><text:span text:style-name="T21"><text:tab/></text:span><text:span text:style-name="T21"><text:tab/></text:span><text:span text:style-name="T21"><text:tab/></text:span><text:span text:style-name="T21"><text:tab/></text:span><text:span text:style-name="T21"><text:tab/></text:span><text:span text:style-name="T21">str(workingFields))</text:span></text:p><text:p><text:span text:style-name="T21"><text:s text:c="16"/></text:span><text:span text:style-name="T21">elif str(workingFields[2]) != '0' and str(workingFields[2]) != '1':</text:span></text:p><text:p><text:span text:style-name="T21"><text:s text:c="20"/></text:span><text:span text:style-name="T21">logging.warn('WARNING - Invalid 3rd parameter: ' + str(workingFields[2])) <text:s/></text:span></text:p><text:p><text:span text:style-name="T21"><text:s text:c="16"/></text:span><text:span text:style-name="T21">else:</text:span></text:p><text:p><text:span text:style-name="T21"><text:s text:c="20"/></text:span><text:span text:style-name="T21">logging.debug('Stage 2 Processing: ' + str(workingFields))</text:span></text:p><text:p><text:span text:style-name="T21"/></text:p><text:p><text:span text:style-name="T21"><text:s text:c="20"/></text:span><text:span text:style-name="T21">try:</text:span></text:p><text:p><text:span text:style-name="T21"><text:s text:c="24"/></text:span><text:span text:style-name="T21">workingkey = workingFields[0] + ':' + workingFields[1]</text:span></text:p><text:p><text:span text:style-name="T21"><text:s text:c="24"/></text:span><text:span text:style-name="T21">logging.debug('Working key is: ' + workingkey)</text:span></text:p><text:p><text:span text:style-name="T21"><text:s text:c="24"/></text:span></text:p><text:p><text:span text:style-name="T21"><text:s text:c="24"/></text:span><text:span text:style-name="T21">logging.debug('Working Fields for working key are: ' +</text:span></text:p><text:p><text:span text:style-name="T21"><text:s text:c="30"/></text:span><text:span text:style-name="T21">str(input_assignments[workingkey]))</text:span></text:p><text:p><text:span text:style-name="T21"/></text:p><text:p><text:span text:style-name="T21"><text:s text:c="24"/></text:span><text:span text:style-name="T21">logging.debug('The value is: ' +</text:span></text:p><text:p><text:span text:style-name="T21"><text:s text:c="30"/></text:span><text:span text:style-name="T21">str(input_assignments[workingkey]['Description']))</text:span></text:p><text:p><text:span text:style-name="T21"/></text:p><text:p><text:span text:style-name="T21"><text:s text:c="24"/></text:span><text:span text:style-name="T21">print('Value for Description is : ' +</text:span></text:p><text:p><text:span text:style-name="T21"><text:s text:c="30"/></text:span><text:span text:style-name="T21">str (input_assignments[workingkey]['Description']))</text:span></text:p><text:p><text:span text:style-name="T21"/></text:p><text:p><text:span text:style-name="T21"><text:s text:c="24"/></text:span><text:span text:style-name="T21"># Switch is Closed</text:span></text:p><text:p><text:span text:style-name="T21"><text:s text:c="24"/></text:span><text:span text:style-name="T21">if str(workingFields[2]) == '1':</text:span></text:p><text:p><text:span text:style-name="T21"/></text:p><text:p><text:span text:style-name="T21"><text:s text:c="28"/></text:span><text:span text:style-name="T21">print('Value for Close is : ' +</text:span></text:p><text:p><text:span text:style-name="T21"><text:s text:c="30"/></text:span><text:span text:style-name="T21">str (input_assignments[workingkey]['Close']))</text:span></text:p><text:p><text:span text:style-name="T21"><text:s text:c="28"/></text:span><text:span text:style-name="T21">if input_assignments[workingkey]['Close'] != None:</text:span></text:p><text:p><text:span text:style-name="T21"><text:s text:c="32"/></text:span><text:span text:style-name="T21">addValueToSend(str (input_assignments[workingkey]['Close']))</text:span></text:p><text:p><text:span text:style-name="T21"/></text:p><text:p><text:span text:style-name="T21"><text:s text:c="24"/></text:span><text:span text:style-name="T21"># Switch is Opened</text:span></text:p><text:p><text:span text:style-name="T21"><text:s text:c="24"/></text:span><text:span text:style-name="T21">if str(workingFields[2]) == '0':</text:span></text:p><text:p><text:span text:style-name="T21"/></text:p><text:p><text:span text:style-name="T21"><text:s text:c="28"/></text:span><text:span text:style-name="T21">print('Value for Open is : ' +</text:span></text:p><text:p><text:span text:style-name="T21"><text:s text:c="34"/></text:span><text:span text:style-name="T21">str (input_assignments[workingkey]['Open']))</text:span></text:p><text:p><text:span text:style-name="T21"><text:s text:c="28"/></text:span><text:span text:style-name="T21">if input_assignments[workingkey]['Open'] != None:</text:span></text:p><text:p><text:span text:style-name="T21"><text:s text:c="32"/></text:span><text:span text:style-name="T21">addValueToSend(str (input_assignments[workingkey]['Open']))</text:span></text:p><text:p><text:span text:style-name="T21"><text:s text:c="28"/></text:span></text:p><text:p><text:span text:style-name="T21"><text:s text:c="10"/></text:span></text:p></draw:text-box></draw:frame><text:soft-page-break/></text:p>
      <text:h text:style-name="P26" text:outline-level="2"><text:soft-page-break/></text:h>
      <text:h text:style-name="P27" text:outline-level="2"><text:bookmark-start text:name="__RefHeading___Toc1536_4284848634"/><text:bookmark text:name="_21jvxo4fnxek"/>PI Addressing<text:bookmark-end text:name="__RefHeading___Toc1536_4284848634"/></text:h>
      <text:p text:style-name="P2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66"><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66"/>
      <text:p text:style-name="P66"/>
      <text:h text:style-name="Heading_20_1" text:outline-level="1"><text:bookmark-start text:name="__RefHeading___Toc1772_4284848634"/>Code To Dos<text:bookmark-end text:name="__RefHeading___Toc1772_4284848634"/></text:h>
      <text:p text:style-name="P67"/>
      <text:h text:style-name="Heading_20_2" text:outline-level="2"><text:bookmark-start text:name="__RefHeading___Toc1774_4284848634"/>pyHWLink_USB_Reader<text:bookmark-end text:name="__RefHeading___Toc1774_4284848634"/></text:h>
      <text:p text:style-name="P67"/>
      <text:list xml:id="list3476775796" text:style-name="L2">
        <text:list-item>
          <text:p text:style-name="P72">Add Network stack for both sending state, as well as listening for Send_Query</text:p>
        </text:list-item>
        <text:list-item>
          <text:p text:style-name="P72">Add error handler</text:p>
        </text:list-item>
        <text:list-item>
          <text:p text:style-name="P72">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6T19:46:28.158000000</dc:date>
    <meta:editing-cycles>42</meta:editing-cycles>
    <meta:editing-duration>PT4H2M55S</meta:editing-duration>
    <meta:generator>LibreOffice/6.0.7.3$Windows_X86_64 LibreOffice_project/dc89aa7a9eabfd848af146d5086077aeed2ae4a5</meta:generator>
    <meta:print-date>2019-01-12T14:53:48.605551368</meta:print-date>
    <meta:document-statistic meta:table-count="6" meta:image-count="3" meta:object-count="0" meta:page-count="24" meta:paragraph-count="301" meta:word-count="3317" meta:character-count="20709" meta:non-whitespace-character-count="17585"/>
  </office:meta>
</office:document-meta>
</file>